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urator.getEndpointInstance( Class &lt; T &gt; endpoint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pringConfigurator.getBeanNameByType( WebApplicationContext wac , Class &lt; ? &gt; endpoin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